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left="0in" fo:margin-right="0.5in" fo:margin-top="0in" fo:margin-bottom="0in" style:contextual-spacing="false" fo:text-indent="0in" style:auto-text-indent="false"/>
      <style:text-properties fo:font-variant="normal" fo:text-transform="none" fo:color="#000000" fo:letter-spacing="normal"/>
    </style:style>
    <style:style style:name="P2" style:family="paragraph" style:parent-style-name="Text_20_body">
      <style:paragraph-properties fo:margin-left="0.25in" fo:margin-right="0.5in" fo:margin-top="0in" fo:margin-bottom="0in" style:contextual-spacing="false" style:line-height-at-least="0.172in" fo:text-indent="0in" style:auto-text-indent="false"/>
      <style:text-properties fo:font-variant="normal" fo:text-transform="none" fo:color="#000000" style:font-name="Times New Roman" fo:font-size="14pt" fo:letter-spacing="normal" fo:font-style="normal" fo:font-weight="normal"/>
    </style:style>
    <style:style style:name="P3" style:family="paragraph" style:parent-style-name="Text_20_body">
      <style:paragraph-properties fo:margin-left="0.25in" fo:margin-right="0.5in" fo:margin-top="0in" fo:margin-bottom="0in" style:contextual-spacing="false" style:line-height-at-least="0.172in" fo:text-indent="0in" style:auto-text-indent="false"/>
    </style:style>
    <style:style style:name="P4"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fo:letter-spacing="normal"/>
    </style:style>
    <style:style style:name="P5" style:family="paragraph" style:parent-style-name="Heading_20_2">
      <style:text-properties fo:font-variant="normal" fo:text-transform="none" fo:color="#000000" fo:letter-spacing="normal"/>
    </style:style>
    <style:style style:name="T1" style:family="text">
      <style:text-properties fo:font-size="11pt"/>
    </style:style>
    <style:style style:name="T2" style:family="text">
      <style:text-properties fo:font-size="11pt" fo:font-style="italic"/>
    </style:style>
    <style:style style:name="T3" style:family="text">
      <style:text-properties fo:font-variant="normal" fo:text-transform="none" fo:color="#000000" style:font-name="Times New Roman" fo:font-size="11pt" fo:letter-spacing="normal" fo:font-style="normal" fo:font-weight="normal"/>
    </style:style>
    <style:style style:name="T4" style:family="text">
      <style:text-properties style:font-name="Times New Roman" fo:font-size="18pt" fo:font-style="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text:span text:style-name="T4">Working in Groups: Some Guidelines</text:span></text:h>
      <text:p text:style-name="P2"/>
      <text:p text:style-name="P2"><text:span text:style-name="T1">1. Always keep appointments for group meetings and always be on time. The default meeting location is EMU. Class time that has been scheduled for group work should be employed for meetings unless </text:span><text:span text:style-name="T2">all</text:span><text:span text:style-name="T1"> group members find it convenient to meet at another time.</text:span></text:p>
      <text:p text:style-name="P2"><text:span text:style-name="T1">2. Take turns being the scribe for a meeting and take notes on the discussion. Email a copy to everyone in the group after the meeting, stating what was accomplished and what needs to be done.</text:span></text:p>
      <text:p text:style-name="P2"><text:span text:style-name="T1">3. Keep track of all individual and group time spent on the project and what was accomplished in that time. (This log will be turned in with each project increment.)</text:span></text:p>
      <text:p text:style-name="P2"><text:span text:style-name="T1">4. If your teammates aren't pulling their weight, first talk to them about it and, if that fails to change things, schedule a meeting of the whole group with the professor to discuss the matter.</text:span></text:p>
      <text:p text:style-name="P2"><text:span text:style-name="T1">5. Divide work clearly, preferably giving all group members experience with all project components. Document the division of labor.</text:span></text:p>
      <text:p text:style-name="P2"><text:span text:style-name="T1">6. At each meeting, review work done since the last meeting and set clear goals for the next.</text:span></text:p>
      <text:p text:style-name="P2"><text:span text:style-name="T1">7. Prepare a draft of the entire project increment that all members can review before the final version is readied.</text:span></text:p>
      <text:p text:style-name="P2"><text:span text:style-name="T1">8. For the final presentation of the project, make sure everyone gets to present a portion of the work.</text:span></text:p>
      <text:p text:style-name="P3"><text:span text:style-name="T3">9. Give credit to the whole group for positive accomplishm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2T11:08:53.260316000</meta:creation-date>
    <dc:date>2015-01-22T11:10:14.588657000</dc:date>
    <meta:editing-duration>P0D</meta:editing-duration>
    <meta:editing-cycles>1</meta:editing-cycles>
    <meta:document-statistic meta:table-count="0" meta:image-count="0" meta:object-count="0" meta:page-count="1" meta:paragraph-count="10" meta:word-count="236" meta:character-count="1347" meta:non-whitespace-character-count="1121"/>
    <meta:generator>LibreOffice/4.2.8.2$MacOSX_x86 LibreOffice_project/48d50dbfc06349262c9d50868e5c1f630a573ebd</meta:generator>
  </office:meta>
</office:document-meta>
</file>